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98.55pt" fo:margin-top="10.8pt" fo:margin-bottom="0pt" table:align="left" style:may-break-between-rows="false"/>
    </style:style>
    <style:style style:name="Table1.A" style:family="table-column">
      <style:table-column-properties style:column-width="124.65pt"/>
    </style:style>
    <style:style style:name="Table1.B" style:family="table-column">
      <style:table-column-properties style:column-width="123.05pt"/>
    </style:style>
    <style:style style:name="Table1.D" style:family="table-column">
      <style:table-column-properties style:column-width="63.9pt"/>
    </style:style>
    <style:style style:name="Table1.A1" style:family="table-cell">
      <style:table-cell-properties fo:background-color="#cccccc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2.75pt" fo:border="0.05pt solid #000000">
        <style:background-image/>
      </style:table-cell-properties>
    </style:style>
    <style:style style:name="Table1.A2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e6e6e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4" style:family="table-cell">
      <style:table-cell-properties fo:padding="2.75pt" fo:border-left="0.05pt solid #000000" fo:border-right="none" fo:border-top="none" fo:border-bottom="0.05pt solid #000000"/>
    </style:style>
    <style:style style:name="Table1.B4" style:family="table-cell">
      <style:table-cell-properties fo:padding="2.75pt" fo:border-left="0.05pt solid #000000" fo:border-right="none" fo:border-top="none" fo:border-bottom="0.05pt solid #000000"/>
    </style:style>
    <style:style style:name="Table1.D4" style:family="table-cell">
      <style:table-cell-properties fo:padding="2.75pt" fo:border-left="0.05pt solid #000000" fo:border-right="none" fo:border-top="none" fo:border-bottom="0.05pt solid #000000"/>
    </style:style>
    <style:style style:name="Table1.E4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5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pt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eneral Journal</text:p>
      <text:p text:style-name="Text_20_body">From Date: <text:placeholder text:placeholder-type="text">&lt;format_date(from_date, user.language)&gt;</text:placeholder></text:p>
      <text:p text:style-name="Text_20_body">To Date: <text:placeholder text:placeholder-type="text">&lt;format_date(to_date, user.language)&gt;</text:placeholder></text:p>
      <text:section text:style-name="Sect1" text:name="Section1">
        <text:p text:style-name="Text_20_body"><text:placeholder text:placeholder-type="text">&lt;for each="move in records"&gt;</text:placeholder></text:p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 table:number-columns-repeated="2"/>
          <table:table-header-rows>
            <table:table-row>
              <table:table-cell table:style-name="Table1.A1" office:value-type="string">
                <text:p text:style-name="Table_20_Heading">Journal Entry: <text:placeholder text:placeholder-type="text">&lt;move.number&gt;</text:placeholder><text:line-break/><text:placeholder text:placeholder-type="text">&lt;move.description&gt;</text:placeholder></text:p>
              </table:table-cell>
              <table:table-cell table:style-name="Table1.A1" office:value-type="string">
                <text:p text:style-name="Table_20_Heading">Date: <text:placeholder text:placeholder-type="text">&lt;format_date(move.date, user.language)&gt;</text:placeholder></text:p>
              </table:table-cell>
              <table:table-cell table:style-name="Table1.A1" office:value-type="string">
                <text:p text:style-name="Table_20_Heading">Origin: <text:placeholder text:placeholder-type="text">&lt;move.origin and move.origin.rec_name or ''&gt;</text:placeholder></text:p>
              </table:table-cell>
              <table:table-cell table:style-name="Table1.D1" table:number-columns-spanned="2" office:value-type="string">
                <text:p text:style-name="Table_20_Heading"><text:placeholder text:placeholder-type="text">&lt;if test="move.state == 'posted'"&gt;</text:placeholder></text:p>
                <text:p text:style-name="Table_20_Heading">Posted <text:placeholder text:placeholder-type="text">&lt;move.post_number&gt;</text:placeholder><text:line-break/><text:placeholder text:placeholder-type="text">&lt;format_date(move.post_date, user.language)&gt;</text:placeholder></text:p>
                <text:p text:style-name="Table_20_Heading"><text:placeholder text:placeholder-type="text">&lt;/if&gt;</text:placeholder></text:p>
                <text:p text:style-name="Table_20_Heading"><text:placeholder text:placeholder-type="text">&lt;if test="move.state == 'draft'"&gt;</text:placeholder></text:p>
                <text:p text:style-name="Table_20_Heading">Draft</text:p>
                <text:p text:style-name="Table_20_Heading"><text:placeholder text:placeholder-type="text">&lt;/if&gt;</text:placeholder></text:p>
              </table:table-cell>
              <table:covered-table-cell/>
            </table:table-row>
            <table:table-row>
              <table:table-cell table:style-name="Table1.A2" office:value-type="string">
                <text:p text:style-name="P4">Account</text:p>
              </table:table-cell>
              <table:table-cell table:style-name="Table1.A2" table:number-columns-spanned="2" office:value-type="string">
                <text:p text:style-name="P4">Description</text:p>
              </table:table-cell>
              <table:covered-table-cell/>
              <table:table-cell table:style-name="Table1.A2" office:value-type="string">
                <text:p text:style-name="P4">Debit</text:p>
              </table:table-cell>
              <table:table-cell table:style-name="Table1.E2" office:value-type="string">
                <text:p text:style-name="P4">Credit</text:p>
              </table:table-cell>
            </table:table-row>
          </table:table-header-rows>
          <table:table-row>
            <table:table-cell table:style-name="Table1.A5" table:number-columns-spanned="5" office:value-type="string">
              <text:p text:style-name="P5"><text:placeholder text:placeholder-type="text">&lt;for each="line in move.lines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4" office:value-type="string">
              <text:p text:style-name="P5"><text:placeholder text:placeholder-type="text">&lt;(line.account.code and (line.account.code + ' ') or '') + line.account.name&gt;</text:placeholder></text:p>
            </table:table-cell>
            <table:table-cell table:style-name="Table1.B4" table:number-columns-spanned="2" office:value-type="string">
              <text:p text:style-name="P5"><text:placeholder text:placeholder-type="text">&lt;line.description&gt;</text:placeholder></text:p>
            </table:table-cell>
            <table:covered-table-cell/>
            <table:table-cell table:style-name="Table1.D4" office:value-type="string">
              <text:p text:style-name="P6"><text:placeholder text:placeholder-type="text">&lt;format_currency(line.debit, user.language, company.currency)&gt;</text:placeholder></text:p>
            </table:table-cell>
            <table:table-cell table:style-name="Table1.E4" office:value-type="string">
              <text:p text:style-name="P6"><text:placeholder text:placeholder-type="text">&lt;format_currency(line.credit, user.language, company.currency)&gt;</text:placeholder></text:p>
            </table:table-cell>
          </table:table-row>
          <table:table-row>
            <table:table-cell table:style-name="Table1.A5" table:number-columns-spanned="5" office:value-type="string">
              <text:p text:style-name="P5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Text_20_body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margin-top="0pt" fo:margin-bottom="0pt" loext:contextual-spacing="false" fo:text-indent="0pt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3" style:family="table">
      <style:table-properties style:width="498.6pt" table:align="margins"/>
    </style:style>
    <style:style style:name="Table3.A" style:family="table-column">
      <style:table-column-properties style:column-width="166.2pt" style:rel-column-width="21845*"/>
    </style:style>
    <style:style style:name="Table3.A1" style:family="table-cell">
      <style:table-cell-properties fo:background-color="transparent" fo:padding="2.75pt" fo:border="none">
        <style:background-image/>
      </style:table-cell-properties>
    </style:style>
    <style:style style:name="Table2" style:family="table">
      <style:table-properties style:width="498.6pt" table:align="margins"/>
    </style:style>
    <style:style style:name="Table2.A" style:family="table-column">
      <style:table-column-properties style:column-width="249.3pt" style:rel-column-width="32768*"/>
    </style:style>
    <style:style style:name="Table2.B" style:family="table-column">
      <style:table-column-properties style:column-width="249.3pt" style:rel-column-width="32767*"/>
    </style:style>
    <style:style style:name="Table2.A1" style:family="table-cell">
      <style:table-cell-properties fo:padding="2.75pt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MP1">General Journal</text:p>
            </table:table-cell>
            <table:table-cell table:style-name="Table3.A1" office:value-type="string">
              <text:p text:style-name="MP2">Print Date: <text:placeholder text:placeholder-type="text">&lt;format_date(datetime.date.today(), user.language)&gt;</text:placeholder> at <text:placeholder text:placeholder-type="text">&lt;datetime.datetime.now()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2-11-14T22:45:37</meta:creation-date>
    <meta:editing-cycles>1</meta:editing-cycles>
    <meta:editing-duration>P0D</meta:editing-duration>
    <meta:document-statistic meta:table-count="3" meta:image-count="0" meta:object-count="0" meta:page-count="1" meta:paragraph-count="29" meta:word-count="83" meta:character-count="917" meta:non-whitespace-character-count="863"/>
    <meta:user-defined meta:name="Info 1"/>
    <meta:user-defined meta:name="Info 2"/>
    <meta:user-defined meta:name="Info 3"/>
    <meta:user-defined meta:name="Info 4"/>
  </office:meta>
</office:document-meta>
</file>